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calElement.setTy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lEle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lElement.SimpleLocalElement( TranscriptionConfiguration configuration , ElementDescriptor descriptor ,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ocalElemen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LocalElement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LocalElement.SimpleLocalElement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ocal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Local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